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Les classes d'adresses IP :</text:p>
      <text:p text:style-name="P2"/>
      <text:p text:style-name="P3">Il existe 5 classes d'adresses IP différentes.</text:p>
      <text:p text:style-name="P3">Ces classes correspondent à une plage d'adresses IP, elles vont permettre d'adapter l'adressage selon la taille du réseau.</text:p>
      <text:p text:style-name="P3"/>
      <text:p text:style-name="P3">Classe A → adresse IP 1.0.0.0 à 126.255.255.255 <text:s text:c="2"/>(adresses privés et publiques)</text:p>
      <text:p text:style-name="P3"/>
      <text:p text:style-name="P3">Classe B → adresses IP 128.0.0.0 à 191.255.255.255 (adresses privés et publiques)</text:p>
      <text:p text:style-name="P3"/>
      <text:p text:style-name="P3">Classe C → adresses IP 192.0.0.0 à 223.255.255.255 (adresses privés et publiques)</text:p>
      <text:p text:style-name="P3"/>
      <text:p text:style-name="P3">Classe D → adresses IP 224.0.0.0 à 239.255.255.255 (adresses de multicast)</text:p>
      <text:p text:style-name="P3"/>
      <text:p text:style-name="P3">Classe E → adresses IP 240.0.0.0 à 255.255.255.255 (adresses réservées par l'IETF)</text:p>
      <text:p text:style-name="P3"/>
      <text:p text:style-name="P2">Adresses IP privés :</text:p>
      <text:p text:style-name="P2"/>
      <text:p text:style-name="P3">Ce sont toutes les adresses IP de la classe A,B et C que l'on peut utiliser dans un réseau local (LAN), ex : réseau de notre entreprise ou domestique.</text:p>
      <text:p text:style-name="P3">Les classes A,B et C possèdent chacune une plage d'adresses IP privés.</text:p>
      <text:p text:style-name="P3"/>
      <text:p text:style-name="P3">Adresses privés de la Classe A → 10.0.0.0 à 10.255.255.255</text:p>
      <text:p text:style-name="P3"/>
      <text:p text:style-name="P3">Adresses privés de la Classe B → 172.16.0.0 à 172.31.255.255</text:p>
      <text:p text:style-name="P3"/>
      <text:p text:style-name="P3">Adresses privés de la Classe C → 192.168.1.0 à 192.168.255.255</text:p>
      <text:p text:style-name="P3"/>
      <text:p text:style-name="P3">Toutes les autres sont adresses IP publiques.</text:p>
      <text:p text:style-name="P3"/>
      <text:p text:style-name="P3">Mais 2 exceptions → 127.0.0.0, est réservé pour la boucle locale (localhost)</text:p>
      <text:p text:style-name="P3"><text:tab/><text:tab/><text:tab/> <text:s text:c="4"/>0.0.0.0, est réservé pour définir une route locale par défaut à <text:tab/><text:tab/><text:tab/> <text:s text:c="4"/>son routeur</text:p>
      <text:p text:style-name="P3"/>
      <text:p text:style-name="P2">Notation CIDR :</text:p>
      <text:p text:style-name="P2"/>
      <text:p text:style-name="P3">CIDR = Classless Inter-Domain Routing</text:p>
      <text:p text:style-name="P3">Le but → Économiser les adresses IP</text:p>
      <text:p text:style-name="P3"><text:tab/> <text:s text:c="5"/>Faciliter le routage</text:p>
      <text:p text:style-name="P3"/>
      <text:p text:style-name="P3">Le masque de sous réseau va permettre de découper un réseau précisément en fonction du nombre d'hôtes à connecter et de déterminer la limite entre la partie réseau et la partie hôte.</text:p>
      <text:p text:style-name="P3"><text:soft-page-break/></text:p>
      <text:p text:style-name="P3">Notation CIDR est sous la forme <text:s/>« / &lt;nombre-de-bits-pour-le-sous-réseau&gt; »</text:p>
      <text:p text:style-name="P3"/>
      <text:p text:style-name="P3">255.0.0.0 = /8</text:p>
      <text:p text:style-name="P3">255.255.254.0 = /23</text:p>
      <text:p text:style-name="P3">255.255.25.0 = /24</text:p>
      <text:p text:style-name="P3"/>
      <text:p text:style-name="P3">Exemple : </text:p>
      <text:p text:style-name="P3"/>
      <text:p text:style-name="P3">réseau 10.10.10.0/24</text:p>
      <text:p text:style-name="P3">le masque sous-réseau est 255.255.25.0</text:p>
      <text:p text:style-name="P3"/>
      <text:p text:style-name="P3">La notation CIDR, « /24 » donne le nombre de bits à 1.</text:p>
      <text:p text:style-name="P3"/>
      <text:p text:style-name="P3">32-24 = 8, il reste donc 8 bits à 0</text:p>
      <text:p text:style-name="P3"/>
      <text:p text:style-name="P3">Le réseau dispose don de 2^8 adresses IP pour les hôtes soit 256 adresses IP</text:p>
      <text:p text:style-name="P3"/>
      <text:p text:style-name="P3">Mais en vérité, le nombre d'adresses IP disponible est égal à 254 car il y a toujours 2 adresses réservées ;</text:p>
      <text:list xml:id="list8522560427188006428" text:style-name="L1">
        <text:list-item>
          <text:p text:style-name="P4">L'adresse réseau qui correspond à la première adresse (ici 10.10.10.0)</text:p>
        </text:list-item>
        <text:list-item>
          <text:p text:style-name="P4">L'adresse de diffusion (ou broadcast) qui correspond à la dernière adresse (ici 10.10.10.255)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2-14T17:14:06</meta:creation-date>
    <dc:date>2022-01-24T13:32:11</dc:date>
    <dc:creator>Jordan </dc:creator>
    <meta:editing-duration>PT6M54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2" meta:paragraph-count="36" meta:word-count="360" meta:character-count="2159"/>
  </office:meta>
</office:document-meta>
</file>